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1">
      <style:text-properties fo:font-size="10pt" style:font-size-asian="10pt" style:font-size-complex="10pt"/>
    </style:style>
    <style:style style:name="ce9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3" table:number-columns-repeated="3" table:default-cell-style-name="ce5"/>
        <table:table-column table:style-name="co3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Лист1.J26" table:end-x="29.65pt" table:end-y="5.19pt" draw:z-index="0" draw:style-name="gr1" svg:width="335.4pt" svg:height="312.07pt" svg:x="15.56pt" svg:y="1.47pt">
              <draw:object draw:notify-on-update-of-ranges="Лист1.A4:Лист1.A15 Лист1.B3:Лист1.B3 Лист1.B4:Лист1.B15 Лист1.C3:Лист1.C3 Лист1.C4:Лист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Месяц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 calcext:value-type="string">
            <text:p>Январь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8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Февраль 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8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Иарт 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8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Апрель 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8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Май 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8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Июнь 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8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Июль 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8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Август 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8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Сентябрь 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ктябрь 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8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Ноябрь 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8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Декабрь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8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table:formula="of:=SUM([.B4:.B15])" office:value-type="float" office:value="306" calcext:value-type="float">
            <text:p>306</text:p>
          </table:table-cell>
          <table:table-cell table:style-name="ce6" table:formula="of:=SUM([.C4:.C15])" office:value-type="float" office:value="354" calcext:value-type="float">
            <text:p>354</text:p>
          </table:table-cell>
          <table:table-cell table:style-name="ce9" table:formula="of:=ROUND([.C16]/[.B16]-1;2)" office:value-type="percentage" office:value="0.16" calcext:value-type="percentage">
            <text:p>16.0%</text:p>
          </table:table-cell>
          <table:table-cell table:style-name="ce11"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0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4P0"/>
    </number:currency-style>
    <number:time-style style:name="N135">
      <number:hours/>
      <number:text>時</number:text>
      <number:minutes number:style="long"/>
      <number:text>分</number:text>
    </number:time-style>
    <number:time-style style:name="N136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42.24144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20:00:23.233966000</dc:date>
    <meta:editing-duration>PT1H32M6S</meta:editing-duration>
    <meta:editing-cycles>19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Лист1.A4:Лист1.C15 Лист1.B3:Лист1.C3" chart:data-source-has-labels="both" svg:x="1.246cm" svg:y="0.218cm" svg:width="9.002cm" svg:height="9.521cm">
          <chartooo:coordinate-region svg:x="1.811cm" svg:y="0.392cm" svg:width="8.437cm" svg:height="7.755cm"/>
          <chart:axis chart:dimension="x" chart:name="primary-x" chart:style-name="ch4" chartooo:axis-type="text">
            <chart:title svg:x="5.21cm" svg:y="9.957cm" chart:style-name="ch5">
              <text:p>Месяц</text:p>
            </chart:title>
            <chart:categories table:cell-range-address="Лист1.A4:Лист1.A15"/>
          </chart:axis>
          <chart:axis chart:dimension="y" chart:name="primary-y" chart:style-name="ch6">
            <chart:title svg:x="0.451cm" svg:y="5.433cm" chart:style-name="ch7">
              <text:p>Sales</text:p>
            </chart:title>
            <chart:grid chart:style-name="ch8" chart:class="major"/>
          </chart:axis>
          <chart:series chart:style-name="ch9" chart:values-cell-range-address="Лист1.B4:Лист1.B15" chart:label-cell-address="Лист1.B3:Лист1.B3" chart:class="chart:bar">
            <chart:data-point chart:repeated="12"/>
          </chart:series>
          <chart:series chart:style-name="ch10" chart:values-cell-range-address="Лист1.C4:Лист1.C15" chart:label-cell-address="Лист1.C3:Лист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Лист1.B3:Лист1.B3</svg:desc>
                </draw:g>
              </table:table-cell>
              <table:table-cell office:value-type="string">
                <text:p>2018</text:p>
                <draw:g>
                  <svg:desc>Лист1.C3:Лист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Январь </text:p>
                <draw:g>
                  <svg:desc>Лист1.A4:Лист1.A15</svg:desc>
                </draw:g>
              </table:table-cell>
              <table:table-cell office:value-type="float" office:value="20">
                <text:p>20</text:p>
                <draw:g>
                  <svg:desc>Лист1.B4:Лист1.B15</svg:desc>
                </draw:g>
              </table:table-cell>
              <table:table-cell office:value-type="float" office:value="24">
                <text:p>24</text:p>
                <draw:g>
                  <svg:desc>Лист1.C4:Лист1.C15</svg:desc>
                </draw:g>
              </table:table-cell>
            </table:table-row>
            <table:table-row>
              <table:table-cell office:value-type="string">
                <text:p>Февраль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Иарт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Апрель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Май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Июнь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Июль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Август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Сентябрь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ктябрь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Ноябрь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Декабрь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